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51c64" officeooo:paragraph-rsid="00051c64"/>
    </style:style>
    <style:style style:name="P2" style:family="paragraph" style:parent-style-name="Title">
      <style:text-properties officeooo:rsid="00051c64" officeooo:paragraph-rsid="00051c64"/>
    </style:style>
    <style:style style:name="P3" style:family="paragraph" style:parent-style-name="Subtitle">
      <style:text-properties officeooo:rsid="00051c64" officeooo:paragraph-rsid="00051c64"/>
    </style:style>
    <style:style style:name="P4" style:family="paragraph" style:parent-style-name="Footer">
      <style:text-properties officeooo:rsid="000625ee" officeooo:paragraph-rsid="000625ee"/>
    </style:style>
    <style:style style:name="T1" style:family="text">
      <style:text-properties officeooo:rsid="00051c64"/>
    </style:style>
    <style:style style:name="T2" style:family="text">
      <style:text-properties officeooo:rsid="000625ee"/>
    </style:style>
    <style:style style:name="T3" style:family="text">
      <style:text-properties officeooo:rsid="0006d8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Design Document</text:p>
      <text:p text:style-name="P3">Proje<text:span text:style-name="T3">k</text:span>t „Terra Australis“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625ee" officeooo:paragraph-rsid="000625ee"/>
    </style:style>
    <style:style style:name="MT1" style:family="text">
      <style:text-properties officeooo:rsid="0006d8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Agouti Games<text:tab/><text:span text:style-name="MT1">Seite</text:span> <text:page-number text:select-page="current">1</text:page-number><text:s/><text:span text:style-name="MT1">von</text:span> <text:page-number text:select-page="current">1</text:page-number><text:tab/><text:title>The Design Document</text:titl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9:31:01.102609026</meta:creation-date>
    <meta:editing-cycles>3</meta:editing-cycles>
    <meta:editing-duration>PT5M9S</meta:editing-duration>
    <dc:title>The Design Document</dc:title>
    <dc:date>2019-06-10T19:36:10.589274711</dc:date>
    <meta:generator>LibreOffice/6.0.7.3$Linux_X86_64 LibreOffice_project/00m0$Build-3</meta:generator>
    <meta:document-statistic meta:table-count="0" meta:image-count="0" meta:object-count="0" meta:page-count="1" meta:paragraph-count="3" meta:word-count="15" meta:character-count="90" meta:non-whitespace-character-count="78"/>
  </office:meta>
</office:document-meta>
</file>